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text-properties style:font-name="Brix Slab Regular"/>
    </style:style>
    <style:style style:name="P26" style:family="paragraph" style:parent-style-name="Text_20_body" style:list-style-name="L3">
      <style:paragraph-properties fo:margin-top="0in" fo:margin-bottom="0in" style:contextual-spacing="false"/>
      <style:text-properties style:font-name="Brix Slab Regular"/>
    </style:style>
    <style:style style:name="P27" style:family="paragraph" style:parent-style-name="Text_20_body" style:list-style-name="L8">
      <style:paragraph-properties fo:margin-top="0in" fo:margin-bottom="0in" style:contextual-spacing="false"/>
      <style:text-properties style:font-name="Brix Slab Regular"/>
    </style:style>
    <style:style style:name="P28" style:family="paragraph" style:parent-style-name="Text_20_body" style:list-style-name="L8">
      <style:text-properties style:font-name="Brix Slab Regular"/>
    </style:style>
    <style:style style:name="P29" style:family="paragraph" style:parent-style-name="Text_20_body" style:list-style-name="L9">
      <style:paragraph-properties fo:margin-top="0in" fo:margin-bottom="0in" style:contextual-spacing="false"/>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das </text:span><text:span text:style-name="Strong_20_Emphasis"><text:span text:style-name="T1">senseBox Indoor Gehäuse</text:span></text:span><text:span text:style-name="T1"> ist ein speziell entwickeltes Gehäuse, das für die Unterbringung von senseBox-Sensoren und -Modulen in Innenräumen konzipiert wurde. Dieses Gehäuse bietet Schutz für die Elektronik und erleichtert die ordentliche Installation der Komponenten, während es gleichzeitig eine ansprechende und funktionale Lösung für den Einsatz in Büros, Klassenzimmern, Wohnräumen und Laboren bietet. Es ist darauf ausgelegt, eine gute Luftzirkulation zu ermöglichen, sodass Sensoren genaue Messungen der Innenraumluftqualität und anderer Parameter durchführen können.</text:span></text:p>
      <text:p text:style-name="P25"/>
      <text:h text:style-name="P2" text:outline-level="3">Ausführliches Datenblatt für das senseBox Indoor Gehäuse</text:h>
      <text:h text:style-name="P3" text:outline-level="4">Allgemeine Informationen</text:h>
      <text:list xml:id="list2545599319" text:style-name="L1">
        <text:list-item>
          <text:p text:style-name="P7"><text:span text:style-name="Strong_20_Emphasis"><text:span text:style-name="T1">Produktname:</text:span></text:span><text:span text:style-name="T1"> senseBox Indoor Gehäuse</text:span></text:p>
        </text:list-item>
        <text:list-item>
          <text:p text:style-name="P7"><text:span text:style-name="Strong_20_Emphasis"><text:span text:style-name="T1">Einsatzbereiche:</text:span></text:span><text:span text:style-name="T1"> Innenraummessungen, Luftqualitätsüberwachung, Bildungszwecke, Forschung, Heimautomatisierung</text:span></text:p>
        </text:list-item>
        <text:list-item>
          <text:p text:style-name="P6"><text:span text:style-name="Strong_20_Emphasis"><text:span text:style-name="T1">Kompatibilität:</text:span></text:span><text:span text:style-name="T1"> Entwickelt für die Unterbringung von senseBox-Modulen, speziell geeignet für die CO2-Ampel und ähnliche Sensorprojekte</text:span></text:p>
        </text:list-item>
      </text:list>
      <text:h text:style-name="P3" text:outline-level="4">Technische Spezifikationen</text:h>
      <text:h text:style-name="P4" text:outline-level="5">Material und Aufbau</text:h>
      <text:list xml:id="list2908317713" text:style-name="L2">
        <text:list-item>
          <text:p text:style-name="P9"><text:span text:style-name="Strong_20_Emphasis"><text:span text:style-name="T1">Material:</text:span></text:span><text:span text:style-name="T1"> Lasergeschnittene Acrylplatten</text:span></text:p>
        </text:list-item>
        <text:list-item>
          <text:p text:style-name="P9"><text:span text:style-name="Strong_20_Emphasis"><text:span text:style-name="T1">Farbe:</text:span></text:span><text:span text:style-name="T1"> Transparent, optional in verschiedenen Farben erhältlich</text:span></text:p>
        </text:list-item>
        <text:list-item>
          <text:p text:style-name="P8"><text:span text:style-name="Strong_20_Emphasis"><text:span text:style-name="T1">Design:</text:span></text:span><text:span text:style-name="T1"> Modularer Aufbau mit Stecksystem, ermöglicht einfache Montage und Zugang zu den Komponenten</text:span></text:p>
        </text:list-item>
      </text:list>
      <text:h text:style-name="P4" text:outline-level="5">Abmessungen</text:h>
      <text:list xml:id="list219571649" text:style-name="L3">
        <text:list-item>
          <text:p text:style-name="P11"><text:span text:style-name="Strong_20_Emphasis"><text:span text:style-name="T1">Außenmaße:</text:span></text:span></text:p>
          <text:list>
            <text:list-item>
              <text:p text:style-name="P26">Variabel, typischerweise etwa 100 mm x 100 mm x 50 mm, abhängig von der Anzahl der enthaltenen Komponenten</text:p>
            </text:list-item>
          </text:list>
        </text:list-item>
        <text:list-item>
          <text:p text:style-name="P11"><text:span text:style-name="Strong_20_Emphasis"><text:span text:style-name="T1">Innenmaße:</text:span></text:span><text:span text:style-name="T1"> Genügend Platz zur Aufnahme der senseBox MCU, Sensoren wie den CO2-Sensor und weitere Module</text:span></text:p>
        </text:list-item>
        <text:list-item>
          <text:p text:style-name="P10"><text:span text:style-name="Strong_20_Emphasis"><text:span text:style-name="T1">Gewicht:</text:span></text:span><text:span text:style-name="T1"> Leicht, typischerweise unter 200 g, je nach Größe und Dicke der Acrylplatten</text:span></text:p>
        </text:list-item>
      </text:list>
      <text:h text:style-name="P4" text:outline-level="5">Montage und Installation</text:h>
      <text:list xml:id="list3635569399" text:style-name="L4">
        <text:list-item>
          <text:p text:style-name="P13"><text:span text:style-name="Strong_20_Emphasis"><text:span text:style-name="T1">Montagemöglichkeiten:</text:span></text:span></text:p>
          <text:list>
            <text:list-item>
              <text:p text:style-name="P13"><text:span text:style-name="Strong_20_Emphasis"><text:span text:style-name="T1">Tischaufstellung:</text:span></text:span><text:span text:style-name="T1"> Flacher Boden für stabile Platzierung auf ebenen Flächen</text:span></text:p>
            </text:list-item>
            <text:list-item>
              <text:p text:style-name="P13"><text:span text:style-name="Strong_20_Emphasis"><text:span text:style-name="T1">Wandmontage:</text:span></text:span><text:span text:style-name="T1"> Mögliche Bohrungen oder Klebehalterungen für die Befestigung an Wänden</text:span></text:p>
            </text:list-item>
          </text:list>
        </text:list-item>
        <text:list-item>
          <text:p text:style-name="P12"><text:span text:style-name="Strong_20_Emphasis"><text:span text:style-name="T1">Kabeleinführungen:</text:span></text:span><text:span text:style-name="T1"> Präzise geschnittene Aussparungen für saubere Kabelverlegung</text:span></text:p>
        </text:list-item>
      </text:list>
      <text:h text:style-name="P4" text:outline-level="5">Schutzfunktionen</text:h>
      <text:list xml:id="list342792606" text:style-name="L5">
        <text:list-item>
          <text:p text:style-name="P15"><text:span text:style-name="Strong_20_Emphasis"><text:span text:style-name="T1">Staubschutz:</text:span></text:span><text:span text:style-name="T1"> Reduziert den Einfluss von Staub auf die interne Elektronik durch geschlossene Bauweise</text:span></text:p>
        </text:list-item>
        <text:list-item>
          <text:p text:style-name="P14"><text:soft-page-break/><text:span text:style-name="Strong_20_Emphasis"><text:span text:style-name="T1">Lüftung:</text:span></text:span><text:span text:style-name="T1"> Lüftungsöffnungen und ausreichend Platz für Luftzirkulation, um Überhitzung zu verhindern und genaue Messungen zu gewährleisten</text:span></text:p>
        </text:list-item>
      </text:list>
      <text:h text:style-name="P3" text:outline-level="4">Funktionen und Merkmale</text:h>
      <text:list xml:id="list3373994519" text:style-name="L6">
        <text:list-item>
          <text:p text:style-name="P17"><text:span text:style-name="Strong_20_Emphasis"><text:span text:style-name="T1">Modulares Design:</text:span></text:span><text:span text:style-name="T1"> Das Gehäuse lässt sich leicht zusammenbauen und ermöglicht einfachen Zugang zur Hardware für Wartung und Modifikationen.</text:span></text:p>
        </text:list-item>
        <text:list-item>
          <text:p text:style-name="P17"><text:span text:style-name="Strong_20_Emphasis"><text:span text:style-name="T1">Ästhetische Gestaltung:</text:span></text:span><text:span text:style-name="T1"> Transparentes Acryl bietet eine klare Sicht auf die Elektronik und ist gleichzeitig eine moderne und unaufdringliche Lösung für Innenräume.</text:span></text:p>
        </text:list-item>
        <text:list-item>
          <text:p text:style-name="P16"><text:span text:style-name="Strong_20_Emphasis"><text:span text:style-name="T1">Anpassbar:</text:span></text:span><text:span text:style-name="T1"> Modularität ermöglicht Anpassungen und Erweiterungen entsprechend den spezifischen Projektanforderungen.</text:span></text:p>
        </text:list-item>
      </text:list>
      <text:h text:style-name="P3" text:outline-level="4">Anwendungsbereiche</text:h>
      <text:list xml:id="list684573572" text:style-name="L7">
        <text:list-item>
          <text:p text:style-name="P19"><text:span text:style-name="Strong_20_Emphasis"><text:span text:style-name="T1">Luftqualitätsüberwachung:</text:span></text:span><text:span text:style-name="T1"> Geeignet zur Unterbringung der CO2-Ampel und ähnlicher Sensorprojekte zur Überwachung der Innenraumluftqualität.</text:span></text:p>
        </text:list-item>
        <text:list-item>
          <text:p text:style-name="P19"><text:span text:style-name="Strong_20_Emphasis"><text:span text:style-name="T1">Bildung:</text:span></text:span><text:span text:style-name="T1"> Ideal für den Einsatz in Klassenzimmern und Bildungseinrichtungen zur Demonstration und Analyse von Luftqualitätsdaten.</text:span></text:p>
        </text:list-item>
        <text:list-item>
          <text:p text:style-name="P19"><text:span text:style-name="Strong_20_Emphasis"><text:span text:style-name="T1">Forschung:</text:span></text:span><text:span text:style-name="T1"> Verwendung in wissenschaftlichen Untersuchungen zur Überwachung von Innenraumklimadaten.</text:span></text:p>
        </text:list-item>
        <text:list-item>
          <text:p text:style-name="P18"><text:span text:style-name="Strong_20_Emphasis"><text:span text:style-name="T1">Heimautomatisierung:</text:span></text:span><text:span text:style-name="T1"> Integration in Smart-Home-Systeme für eine optisch ansprechende Überwachung von Umweltparametern in Wohnräumen.</text:span></text:p>
        </text:list-item>
      </text:list>
      <text:h text:style-name="P3" text:outline-level="4">Sicherheits- und Nutzungsrichtlinien</text:h>
      <text:list xml:id="list2466254129" text:style-name="L8">
        <text:list-item>
          <text:p text:style-name="P20"><text:span text:style-name="Strong_20_Emphasis"><text:span text:style-name="T1">Betriebssicherheit:</text:span></text:span></text:p>
          <text:list>
            <text:list-item>
              <text:p text:style-name="P27">Sicherstellen, dass das Gehäuse ordnungsgemäß zusammengebaut ist, um die Elektronik vor Staub und physikalischen Schäden zu schützen.</text:p>
            </text:list-item>
            <text:list-item>
              <text:p text:style-name="P27">Acryl ist ein sprödes Material; vorsichtige Handhabung ist notwendig, um Risse und Brüche zu vermeiden.</text:p>
            </text:list-item>
          </text:list>
        </text:list-item>
        <text:list-item>
          <text:p text:style-name="P20"><text:span text:style-name="Strong_20_Emphasis"><text:span text:style-name="T1">Installation:</text:span></text:span></text:p>
          <text:list>
            <text:list-item>
              <text:p text:style-name="P27">Vermeiden Sie direkte Sonneneinstrahlung auf das Gehäuse, um eine Beeinträchtigung der Sensoren durch Erwärmung zu verhindern.</text:p>
            </text:list-item>
            <text:list-item>
              <text:p text:style-name="P28">Achten Sie darauf, das Gehäuse in gut belüfteten Bereichen zu installieren, um die optimale Funktion der Sensoren zu gewährleisten.</text:p>
            </text:list-item>
          </text:list>
        </text:list-item>
      </text:list>
      <text:h text:style-name="P3" text:outline-level="4">Verpackung und Lieferung</text:h>
      <text:list xml:id="list3314903987" text:style-name="L9">
        <text:list-item>
          <text:p text:style-name="P22"><text:span text:style-name="Strong_20_Emphasis"><text:span text:style-name="T1">Lieferumfang:</text:span></text:span></text:p>
          <text:list>
            <text:list-item>
              <text:p text:style-name="P29">Lasergeschnittene Acrylplatten für das Gehäuse</text:p>
            </text:list-item>
            <text:list-item>
              <text:p text:style-name="P29">Befestigungselemente (Schrauben, Klebehalterungen)</text:p>
            </text:list-item>
            <text:list-item>
              <text:p text:style-name="P29">Montageanleitung</text:p>
            </text:list-item>
          </text:list>
        </text:list-item>
        <text:list-item>
          <text:p text:style-name="P21"><text:span text:style-name="Strong_20_Emphasis"><text:span text:style-name="T1">Verpackung:</text:span></text:span><text:span text:style-name="T1"> Sicher verpackt, um die Acrylplatten während des Transports vor Kratzern und Brüchen zu schützen</text:span></text:p>
        </text:list-item>
      </text:list>
      <text:h text:style-name="P3" text:outline-level="4"><text:soft-page-break/>Hinweise und Empfehlungen</text:h>
      <text:list xml:id="list178846413" text:style-name="L10">
        <text:list-item>
          <text:p text:style-name="P24"><text:span text:style-name="Strong_20_Emphasis"><text:span text:style-name="T1">Kompatibilität:</text:span></text:span><text:span text:style-name="T1"> Geeignet für alle Standard-senseBox Module und insbesondere für Projekte wie die CO2-Ampel.</text:span></text:p>
        </text:list-item>
        <text:list-item>
          <text:p text:style-name="P24"><text:span text:style-name="Strong_20_Emphasis"><text:span text:style-name="T1">Erweiterbarkeit:</text:span></text:span><text:span text:style-name="T1"> Möglichkeit zur Anpassung des Gehäuses durch zusätzliche Acrylplatten oder spezifische Ausschnitte für weitere Komponenten.</text:span></text:p>
        </text:list-item>
        <text:list-item>
          <text:p text:style-name="P23"><text:span text:style-name="Strong_20_Emphasis"><text:span text:style-name="T1">Wartung:</text:span></text:span><text:span text:style-name="T1"> Regelmäßige Reinigung der Acryloberflächen, um Klarheit und ästhetische Qualität zu erhalten. Vorsicht beim Reinigen, um Kratzer zu vermeiden.</text:span></text:p>
        </text:list-item>
      </text:list>
      <text:p text:style-name="P1"/>
      <text:p text:style-name="Text_20_body"><text:span text:style-name="Strong_20_Emphasis"><text:span text:style-name="T1">Hinweis:</text:span></text:span><text:span text:style-name="T1"> Dieses ausführliche Datenblatt bietet eine umfassende Übersicht über die technischen Spezifikationen, Funktionen und Anwendungsmöglichkeiten des senseBox Indoor Gehäuses aus lasergeschnittenem Acryl. Für spezifische Anwendungen und detaillierte technische Informationen wird empfohlen, die vollständige technische Dokumentation und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4:24:58.299536117</meta:creation-date>
    <dc:date>2024-07-30T14:25:28.447536678</dc:date>
    <meta:editing-duration>PT31S</meta:editing-duration>
    <meta:editing-cycles>1</meta:editing-cycles>
    <meta:document-statistic meta:table-count="0" meta:image-count="0" meta:object-count="0" meta:page-count="3" meta:paragraph-count="51" meta:word-count="572" meta:character-count="4638" meta:non-whitespace-character-count="4154"/>
    <meta:generator>LibreOffice/7.3.7.2$Linux_X86_64 LibreOffice_project/30$Build-2</meta:generator>
  </office:meta>
</office:document-meta>
</file>